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es new roman" svg:font-family="'Timmes new roman'"/>
    <style:font-face style:name="Whitney" svg:font-family="Whitney, 'Helvetica Neue', Helvetica, Arial, sans-serif"/>
  </office:font-face-decls>
  <office:automatic-styles>
    <style:style style:name="P1" style:family="paragraph" style:parent-style-name="Standard">
      <style:text-properties fo:language="en" fo:country="US" officeooo:rsid="001dac90" officeooo:paragraph-rsid="001dac90"/>
    </style:style>
    <style:style style:name="P2" style:family="paragraph" style:parent-style-name="Standard">
      <style:text-properties officeooo:paragraph-rsid="001dac90"/>
    </style:style>
    <style:style style:name="P3" style:family="paragraph" style:parent-style-name="Standard">
      <style:text-properties officeooo:paragraph-rsid="00200b55"/>
    </style:style>
    <style:style style:name="P4" style:family="paragraph" style:parent-style-name="Standard">
      <style:text-properties fo:color="#000000" loext:opacity="100%" style:font-name="Liberation Serif" fo:font-size="12pt" fo:language="en" fo:country="US" officeooo:rsid="001dac90" officeooo:paragraph-rsid="001dac90" style:font-size-asian="12pt" style:font-size-complex="12pt"/>
    </style:style>
    <style:style style:name="P5" style:family="paragraph" style:parent-style-name="Standard">
      <style:text-properties officeooo:paragraph-rsid="001dac90"/>
    </style:style>
    <style:style style:name="P6" style:family="paragraph" style:parent-style-name="Standard">
      <style:text-properties officeooo:paragraph-rsid="00231914"/>
    </style:style>
    <style:style style:name="P7" style:family="paragraph" style:parent-style-name="Standard">
      <style:text-properties fo:color="#000000" loext:opacity="100%" style:font-name="Liberation Serif" fo:font-size="12pt" fo:language="en" fo:country="US" officeooo:rsid="001dac90" officeooo:paragraph-rsid="001dac90" style:font-size-asian="12pt" style:font-size-complex="12pt"/>
    </style:style>
    <style:style style:name="P8" style:family="paragraph" style:parent-style-name="Standard">
      <style:text-properties fo:color="#000000" loext:opacity="100%" style:font-name="Liberation Serif" fo:font-size="12pt" fo:language="en" fo:country="US" officeooo:rsid="0025422d" officeooo:paragraph-rsid="0025422d" style:font-size-asian="12pt" style:font-size-complex="12pt"/>
    </style:style>
    <style:style style:name="T1" style:family="text">
      <style:text-properties officeooo:rsid="001df53e"/>
    </style:style>
    <style:style style:name="T2" style:family="text">
      <style:text-properties fo:font-variant="normal" fo:text-transform="none" fo:color="#000000" loext:opacity="100%" style:font-name="Liberation Serif" fo:font-size="12pt" fo:letter-spacing="normal" fo:language="en" fo:country="US" fo:font-style="normal" fo:font-weight="normal" style:font-size-asian="12pt" style:font-weight-asian="normal" style:font-size-complex="12pt" style:font-weight-complex="normal"/>
    </style:style>
    <style:style style:name="T3" style:family="text">
      <style:text-properties fo:color="#000000" loext:opacity="100%" style:font-name="Liberation Serif" fo:font-size="12pt" fo:language="en" fo:country="US" fo:font-weight="normal" style:font-size-asian="12pt" style:font-weight-asian="normal" style:font-size-complex="12pt" style:font-weight-complex="normal"/>
    </style:style>
    <style:style style:name="T4" style:family="text">
      <style:text-properties fo:color="#000000" loext:opacity="100%" style:font-name="Liberation Serif" fo:font-size="12pt" fo:language="en" fo:country="US" fo:font-weight="normal" officeooo:rsid="001dac90" style:font-size-asian="12pt" style:font-weight-asian="normal" style:font-size-complex="12pt" style:font-weight-complex="normal"/>
    </style:style>
    <style:style style:name="T5" style:family="text">
      <style:text-properties fo:color="#000000" loext:opacity="100%" style:font-name="Liberation Serif" fo:font-size="12pt" fo:language="en" fo:country="US" fo:font-weight="normal" officeooo:rsid="00200b55" style:font-size-asian="12pt" style:font-weight-asian="normal" style:font-size-complex="12pt" style:font-weight-complex="normal"/>
    </style:style>
    <style:style style:name="T6" style:family="text">
      <style:text-properties fo:color="#000000" loext:opacity="100%" style:font-name="Liberation Serif" fo:font-size="12pt" fo:language="en" fo:country="US" fo:font-weight="normal" officeooo:rsid="0021d975" style:font-size-asian="12pt" style:font-weight-asian="normal" style:font-size-complex="12pt" style:font-weight-complex="normal"/>
    </style:style>
    <style:style style:name="T7" style:family="text">
      <style:text-properties fo:color="#000000" loext:opacity="100%" style:font-name="Liberation Serif" fo:font-size="12pt" fo:language="en" fo:country="US" fo:font-weight="normal" officeooo:rsid="0021edbb" style:font-size-asian="12pt" style:font-weight-asian="normal" style:font-size-complex="12pt" style:font-weight-complex="normal"/>
    </style:style>
    <style:style style:name="T8" style:family="text">
      <style:text-properties fo:color="#000000" loext:opacity="100%" style:font-name="Liberation Serif" fo:font-size="12pt" fo:language="en" fo:country="US" fo:font-weight="normal" officeooo:rsid="00231914" style:font-size-asian="12pt" style:font-weight-asian="normal" style:font-size-complex="12pt" style:font-weight-complex="normal"/>
    </style:style>
    <style:style style:name="T9" style:family="text">
      <style:text-properties fo:color="#000000" loext:opacity="100%" style:font-name="Liberation Serif" fo:font-size="12pt" fo:language="en" fo:country="US" fo:font-weight="normal" officeooo:rsid="0024f339" style:font-size-asian="12pt" style:font-weight-asian="normal" style:font-size-complex="12pt" style:font-weight-complex="normal"/>
    </style:style>
    <style:style style:name="T10" style:family="text">
      <style:text-properties fo:color="#000000" loext:opacity="100%" style:font-name="Liberation Serif" fo:font-size="12pt" fo:language="en" fo:country="US" fo:font-weight="normal" officeooo:rsid="0025422d" style:font-size-asian="12pt" style:font-weight-asian="normal" style:font-size-complex="12pt" style:font-weight-complex="normal"/>
    </style:style>
    <style:style style:name="T11" style:family="text">
      <style:text-properties officeooo:rsid="0026d900"/>
    </style:style>
    <style:style style:name="T12" style:family="text">
      <style:text-properties officeooo:rsid="002726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ral english s3</text:p>
      <text:p text:style-name="P4"/>
      <text:p text:style-name="P4">subject : gachas </text:p>
      <text:p text:style-name="P4">parts : what are the origins ? What is it now ? What’s the impact psychologically ? Economical side and addiction.</text:p>
      <text:p text:style-name="P4"/>
      <text:p text:style-name="P4">My part : what is it now ?</text:p>
      <text:p text:style-name="P4"/>
      <text:p text:style-name="P8">Can you give me different types of gacha that you may know ?</text:p>
      <text:p text:style-name="P4"/>
      <text:p text:style-name="P4">A lot of types of gachas games are made now, all originally from the first concept of it shown to you previously. I’ll talk about these and cite some of the games in w<text:span text:style-name="T1">h</text:span>ich they are implemented.</text:p>
      <text:p text:style-name="P4"/>
      <text:p text:style-name="P4">One of the most popular gacha implementations right now is gacha shops, but there are plenty of other innovative ways in which gachas are being utilized. </text:p>
      <text:p text:style-name="P4"/>
      <text:p text:style-name="P2"><text:span text:style-name="T4">&gt;</text:span><text:span text:style-name="Strong_20_Emphasis"><text:span text:style-name="T3">Box gacha : </text:span></text:span><text:span text:style-name="Strong_20_Emphasis"><text:span text:style-name="T6">set-number or prize in the prize pool, no duplicate: once an items is draw, it’s removed from the pool then increasing the chances of the others items (ex:COD:Mobile)</text:span></text:span></text:p>
      <text:p text:style-name="P2"><text:span text:style-name="Strong_20_Emphasis"><text:span text:style-name="T6"/></text:span></text:p>
      <text:p text:style-name="P2"><text:span text:style-name="T4">&gt;</text:span><text:span text:style-name="Strong_20_Emphasis"><text:span text:style-name="T3">Sugoroku gacha : </text:span></text:span><text:span text:style-name="Strong_20_Emphasis"><text:span text:style-name="T7">inspired from the traditional jap board game of the same name, you roll a dice to <text:s/>move on a board, each case of this board contains a reward (ex : Identity V)</text:span></text:span></text:p>
      <text:p text:style-name="P2"><text:span text:style-name="Strong_20_Emphasis"><text:span text:style-name="T7"/></text:span></text:p>
      <text:p text:style-name="P2"><text:span text:style-name="T4">&gt;</text:span><text:span text:style-name="Strong_20_Emphasis"><text:span text:style-name="T3">Step-up gacha : </text:span></text:span><text:span text:style-name="Strong_20_Emphasis"><text:span text:style-name="T7">most common, players progress trough stage with each spins they make, these stage have a special reward that is considered to be rare, such as a complete character or an item or even more tickets to pull from the pool (ex : </text:span></text:span><text:span text:style-name="Strong_20_Emphasis"><text:span text:style-name="T10">SDS:GrandCross</text:span></text:span><text:span text:style-name="Strong_20_Emphasis"><text:span text:style-name="T7">)</text:span></text:span></text:p>
      <text:p text:style-name="P2"><text:span text:style-name="Strong_20_Emphasis"><text:span text:style-name="T7"/></text:span></text:p>
      <text:p text:style-name="P2"><text:span text:style-name="T4">&gt;</text:span><text:span text:style-name="Strong_20_Emphasis"><text:span text:style-name="T3">Milestone/pity gacha : </text:span></text:span><text:span text:style-name="Strong_20_Emphasis"><text:span text:style-name="T7">a bit like the one mentioned before, the pity gacha offer you rewards when you have pulled a certain number of times. Whenever you obtain the reward in a pull, be it before this pity, </text:span></text:span><text:span text:style-name="Strong_20_Emphasis"><text:span text:style-name="T8">the number of pull you made reset itself to 0 (ex : Genshin)</text:span></text:span></text:p>
      <text:p text:style-name="P2"><text:span text:style-name="Strong_20_Emphasis"><text:span text:style-name="T8"/></text:span></text:p>
      <text:p text:style-name="P2"><text:span text:style-name="T4">&gt;</text:span><text:span text:style-name="Strong_20_Emphasis"><text:span text:style-name="T3">Limited-time and timed gacha : </text:span></text:span><text:span text:style-name="Strong_20_Emphasis"><text:span text:style-name="T8">the only particularity of this one is the fact that it is accessible only during a certain time period and then disappear. It’s often made to make the player pay using real money to be sure to obtain the specific reward. It can appear in any gacha game for a special event </text:span></text:span></text:p>
      <text:p text:style-name="P2"><text:span text:style-name="Strong_20_Emphasis"><text:span text:style-name="T8"/></text:span></text:p>
      <text:p text:style-name="P6"><text:span text:style-name="Strong_20_Emphasis"><text:span text:style-name="T8">Other </text:span></text:span><text:span text:style-name="Strong_20_Emphasis"><text:span text:style-name="T9">less known types exist, such as the gacha system of FEH (:whenever you draw, the price reduce for the next pull) and it’s totally possible to find more than one type of gacha in a game </text:span></text:span><text:span text:style-name="Strong_20_Emphasis"><text:span text:style-name="T10">(: for dislyte we have in game the main gacha type to bee a pity gacha, but we also have some limited timed gacha whenever a new event is realised</text:span></text:span></text:p>
      <text:p text:style-name="P6"><text:span text:style-name="Strong_20_Emphasis"><text:span text:style-name="T8"/></text:span></text:p>
      <text:p text:style-name="P1"><text:span text:style-name="Strong_20_Emphasis"><text:span text:style-name="T3"/></text:span></text:p>
      <text:p text:style-name="P1"><text:span text:style-name="Strong_20_Emphasis"><text:span text:style-name="T3"/></text:span></text:p>
      <text:p text:style-name="P3"><text:span text:style-name="Strong_20_Emphasis"><text:span text:style-name="T5">games :</text:span></text:span><text:span text:style-name="Strong_20_Emphasis"><text:span text:style-name="T2">Fire Emblem Heroe, Doken battle, Genshin Impact, Dyslite, Seven deadly sins Grand cros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mes new roman" svg:font-family="'Timmes new roman'"/>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1:13:53.218546879</meta:creation-date>
    <dc:date>2022-11-22T12:18:12.002807056</dc:date>
    <meta:editing-duration>PT47M6S</meta:editing-duration>
    <meta:editing-cycles>2</meta:editing-cycles>
    <meta:generator>LibreOffice/7.3.7.2$Linux_X86_64 LibreOffice_project/30$Build-2</meta:generator>
    <meta:document-statistic meta:table-count="0" meta:image-count="0" meta:object-count="0" meta:page-count="1" meta:paragraph-count="14" meta:word-count="412" meta:character-count="2195" meta:non-whitespace-character-count="1793"/>
  </office:meta>
</office:document-meta>
</file>